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ebee" officeooo:paragraph-rsid="001febee"/>
    </style:style>
    <style:style style:name="T1" style:family="text">
      <style:text-properties officeooo:rsid="002121a1"/>
    </style:style>
    <style:style style:name="T2" style:family="text">
      <style:text-properties officeooo:rsid="002202a8"/>
    </style:style>
    <style:style style:name="T3" style:family="text">
      <style:text-properties officeooo:rsid="00230066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– Datenbanken anzeigen → show dbs</text:p>
      <text:p text:style-name="P1">– <text:span text:style-name="T2">Anzeigen in welcher Datenbank man sich befindet → db</text:span></text:p>
      <text:p text:style-name="P1">– <text:span text:style-name="T2">In andere Datenbank wechseln → use &lt;name der Datenbank&gt;</text:span></text:p>
      <text:p text:style-name="P1">– <text:span text:style-name="T2">Collections in Datenbank anzeigen → show collections</text:span></text:p>
      <text:p text:style-name="P1">– <text:span text:style-name="T1">records in Datenbank anzeigen → db.“name der collection“.find();</text:span></text:p>
      <text:p text:style-name="P1">– <text:span text:style-name="T3">Collection löschen → db.collection.drop(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8T18:12:51.752258643</meta:creation-date>
    <meta:generator>LibreOffice/6.4.7.2$Linux_X86_64 LibreOffice_project/40$Build-2</meta:generator>
    <dc:date>2021-05-02T17:31:46.206935138</dc:date>
    <meta:editing-duration>PT30M57S</meta:editing-duration>
    <meta:editing-cycles>5</meta:editing-cycles>
    <meta:document-statistic meta:table-count="0" meta:image-count="0" meta:object-count="0" meta:page-count="1" meta:paragraph-count="6" meta:word-count="42" meta:character-count="307" meta:non-whitespace-character-count="265"/>
  </office:meta>
</office:document-meta>
</file>